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Luxi Sans" svg:font-family="'Luxi Sans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741cm" style:rel-column-width="14425*"/>
    </style:style>
    <style:style style:name="Table1.B" style:family="table-column">
      <style:table-column-properties style:column-width="13.257cm" style:rel-column-width="511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Luxi Sans" fo:font-size="10.5pt" style:font-size-asian="10.5pt" style:font-size-complex="10.5pt"/>
    </style:style>
    <style:style style:name="P2" style:family="paragraph" style:parent-style-name="Table_20_Contents">
      <style:paragraph-properties fo:margin-left="1.199cm" fo:margin-right="0cm" fo:text-indent="0cm" style:auto-text-indent="false"/>
      <style:text-properties style:font-name="Luxi Sans" fo:font-size="10.5pt" style:font-size-asian="10.5pt" style:font-size-complex="10.5pt"/>
    </style:style>
    <style:style style:name="P3" style:family="paragraph" style:parent-style-name="Table_20_Contents">
      <style:paragraph-properties fo:margin-left="2.499cm" fo:margin-right="0cm" fo:text-indent="0cm" style:auto-text-indent="false"/>
      <style:text-properties style:font-name="Luxi Sans" fo:font-size="10.5pt" style:font-size-asian="10.5pt" style:font-size-complex="10.5pt"/>
    </style:style>
    <style:style style:name="P4" style:family="paragraph" style:parent-style-name="Table_20_Contents">
      <style:paragraph-properties fo:margin-left="2.499cm" fo:margin-right="0cm" fo:text-indent="0cm" style:auto-text-indent="false" fo:padding="0.074cm" fo:border-left="none" fo:border-right="none" fo:border-top="none" fo:border-bottom="0.002cm solid #000000" style:join-border="false"/>
      <style:text-properties style:font-name="Luxi Sans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Entradas</text:p>
            </table:table-cell>
            <table:table-cell table:style-name="Table1.B1" office:value-type="string">
              <text:p text:style-name="P1">Saídas</text:p>
            </table:table-cell>
          </table:table-row>
        </table:table-header-rows>
        <table:table-row>
          <table:table-cell table:style-name="Table1.A2" office:value-type="string">
            <text:p text:style-name="P2">9 10</text:p>
            <text:p text:style-name="P2">9 2</text:p>
            <text:p text:style-name="P2">3 7</text:p>
            <text:p text:style-name="P2">7 5</text:p>
            <text:p text:style-name="P2">5 8</text:p>
            <text:p text:style-name="P2">8 6</text:p>
            <text:p text:style-name="P2">4 6</text:p>
            <text:p text:style-name="P2">1 3</text:p>
            <text:p text:style-name="P2">7 4</text:p>
            <text:p text:style-name="P2">9 5</text:p>
            <text:p text:style-name="P2">2 8</text:p>
          </table:table-cell>
          <table:table-cell table:style-name="Table1.B2" office:value-type="string">
            <text:p text:style-name="P3">---------------------------------</text:p>
            <text:p text:style-name="P3">Master 1(0)-&gt; </text:p>
            <text:p text:style-name="P3">Master 2(1)-&gt; 9 </text:p>
            <text:p text:style-name="P3">Master 3(1)-&gt; 1 </text:p>
            <text:p text:style-name="P3">Master 4(1)-&gt; 7 </text:p>
            <text:p text:style-name="P3">Master 5(2)-&gt; 7 9 </text:p>
            <text:p text:style-name="P3">Master 6(2)-&gt; 8 4 </text:p>
            <text:p text:style-name="P3">Master 7(1)-&gt; 3 </text:p>
            <text:p text:style-name="P3">Master 8(2)-&gt; 5 2 </text:p>
            <text:p text:style-name="P3">Master 9(0)-&gt; </text:p>
            <text:p text:style-name="P3">---------------------------------</text:p>
            <text:p text:style-name="P3">1 3 7 4 9 2 5 8 6 </text:p>
            <text:p text:style-name="P3">---------------------------------</text:p>
          </table:table-cell>
        </table:table-row>
        <table:table-row>
          <table:table-cell table:style-name="Table1.A2" office:value-type="string">
            <text:p text:style-name="P2">8 9</text:p>
            <text:p text:style-name="P2">1 4</text:p>
            <text:p text:style-name="P2">1 6</text:p>
            <text:p text:style-name="P2">2 8</text:p>
            <text:p text:style-name="P2">4 2</text:p>
            <text:p text:style-name="P2">5 2</text:p>
            <text:p text:style-name="P2">6 4</text:p>
            <text:p text:style-name="P2">6 5</text:p>
            <text:p text:style-name="P2">7 3</text:p>
            <text:p text:style-name="P2">7 6</text:p>
          </table:table-cell>
          <table:table-cell table:style-name="Table1.B2" office:value-type="string">
            <text:p text:style-name="P3">---------------------------------</text:p>
            <text:p text:style-name="P3">Master 1(0)-&gt; </text:p>
            <text:p text:style-name="P3">Master 2(2)-&gt; 4 5 </text:p>
            <text:p text:style-name="P3">Master 3(1)-&gt; 7 </text:p>
            <text:p text:style-name="P3">Master 4(2)-&gt; 1 6 </text:p>
            <text:p text:style-name="P3">Master 5(1)-&gt; 6 </text:p>
            <text:p text:style-name="P3">Master 6(2)-&gt; 1 7 </text:p>
            <text:p text:style-name="P3">Master 7(0)-&gt; </text:p>
            <text:p text:style-name="P3">Master 8(1)-&gt; 2 </text:p>
            <text:p text:style-name="P3">---------------------------------</text:p>
            <text:p text:style-name="P3">1 7 3 6 4 5 2 8 </text:p>
            <text:p text:style-name="P3">---------------------------------</text:p>
          </table:table-cell>
        </table:table-row>
        <table:table-row>
          <table:table-cell table:style-name="Table1.A2" office:value-type="string">
            <text:p text:style-name="P2">10 8</text:p>
            <text:p text:style-name="P2">1 2</text:p>
            <text:p text:style-name="P2">4 8</text:p>
            <text:p text:style-name="P2">2 6</text:p>
            <text:p text:style-name="P2">8 5</text:p>
            <text:p text:style-name="P2">7 3</text:p>
            <text:p text:style-name="P2">6 4</text:p>
            <text:p text:style-name="P2">8 3</text:p>
            <text:p text:style-name="P2">4 3</text:p>
          </table:table-cell>
          <table:table-cell table:style-name="Table1.B2" office:value-type="string">
            <text:p text:style-name="P3">---------------------------------</text:p>
            <text:p text:style-name="P3">Master 1(0)-&gt; </text:p>
            <text:p text:style-name="P3">Master 2(1)-&gt; 1 </text:p>
            <text:p text:style-name="P3">Master 3(3)-&gt; 7 8 4 </text:p>
            <text:p text:style-name="P3">Master 4(1)-&gt; 6 </text:p>
            <text:p text:style-name="P3">Master 5(1)-&gt; 8 </text:p>
            <text:p text:style-name="P3">Master 6(1)-&gt; 2 </text:p>
            <text:p text:style-name="P3">Master 7(0)-&gt; </text:p>
            <text:p text:style-name="P3">Master 8(1)-&gt; 4 </text:p>
            <text:p text:style-name="P3">Master 9(0)-&gt; </text:p>
            <text:p text:style-name="P3">Master 10(0)-&gt; </text:p>
            <text:p text:style-name="P3">---------------------------------</text:p>
            <text:p text:style-name="P3">1 2 6 4 7 8 3 5 9 10 </text:p>
            <text:p text:style-name="P3">---------------------------------</text:p>
          </table:table-cell>
        </table:table-row>
        <table:table-row>
          <table:table-cell table:style-name="Table1.A2" office:value-type="string">
            <text:p text:style-name="P2">10 10</text:p>
            <text:p text:style-name="P2">1 3</text:p>
            <text:p text:style-name="P2">2 4</text:p>
            <text:p text:style-name="P2">3 5</text:p>
            <text:p text:style-name="P2">4 6</text:p>
            <text:p text:style-name="P2">5 7</text:p>
            <text:p text:style-name="P2">6 8</text:p>
            <text:p text:style-name="P2">7 9</text:p>
            <text:p text:style-name="P2">8 10</text:p>
            <text:p text:style-name="P2">5 8</text:p>
            <text:p text:style-name="P2">2 9</text:p>
          </table:table-cell>
          <table:table-cell table:style-name="Table1.B2" office:value-type="string">
            <text:p text:style-name="P3">---------------------------------</text:p>
            <text:p text:style-name="P3">Master 1(0)-&gt; </text:p>
            <text:p text:style-name="P3">Master 2(0)-&gt; </text:p>
            <text:p text:style-name="P3">Master 3(1)-&gt; 1 </text:p>
            <text:p text:style-name="P3">Master 4(1)-&gt; 2 </text:p>
            <text:p text:style-name="P3">Master 5(1)-&gt; 3 </text:p>
            <text:p text:style-name="P3">Master 6(1)-&gt; 4 </text:p>
            <text:p text:style-name="P3">Master 7(1)-&gt; 5 </text:p>
            <text:p text:style-name="P3">Master 8(2)-&gt; 6 5 </text:p>
            <text:p text:style-name="P3">Master 9(2)-&gt; 7 2 </text:p>
            <text:p text:style-name="P3">Master 10(1)-&gt; 8 </text:p>
            <text:p text:style-name="P3">---------------------------------</text:p>
            <text:p text:style-name="P4">1 2 3 4 5 6 7 8 9 10 </text:p>
          </table:table-cell>
        </table:table-row>
        <table:table-row>
          <table:table-cell table:style-name="Table1.A2" office:value-type="string">
            <text:p text:style-name="P2">6 6</text:p>
            <text:p text:style-name="P2">1 2</text:p>
            <text:p text:style-name="P2">2 3</text:p>
            <text:p text:style-name="P2">4 5</text:p>
            <text:p text:style-name="P2">3 6</text:p>
            <text:p text:style-name="P2">6 4</text:p>
            <text:p text:style-name="P2">3 5</text:p>
          </table:table-cell>
          <table:table-cell table:style-name="Table1.B2" office:value-type="string">
            <text:p text:style-name="P3">---------------------------------</text:p>
            <text:p text:style-name="P3">Master 1(0)-&gt; </text:p>
            <text:p text:style-name="P3">Master 2(1)-&gt; 1 </text:p>
            <text:p text:style-name="P3">Master 3(1)-&gt; 2 </text:p>
            <text:p text:style-name="P3">Master 4(1)-&gt; 6 </text:p>
            <text:p text:style-name="P3">Master 5(2)-&gt; 4 3 </text:p>
            <text:p text:style-name="P3">Master 6(1)-&gt; 3 </text:p>
            <text:p text:style-name="P3">---------------------------------</text:p>
            <text:p text:style-name="P3">1 2 3 6 4 5 </text:p>
            <text:p text:style-name="P3">---------------------------------</text:p>
          </table:table-cell>
        </table:table-row>
        <table:table-row>
          <table:table-cell table:style-name="Table1.A2" office:value-type="string">
            <text:p text:style-name="P2">5 5</text:p>
            <text:p text:style-name="P2">1 2</text:p>
            <text:p text:style-name="P2">4 3</text:p>
            <text:p text:style-name="P2">3 5</text:p>
            <text:p text:style-name="P2">5 4</text:p>
            <text:p text:style-name="P2">4 2 </text:p>
          </table:table-cell>
          <table:table-cell table:style-name="Table1.B2" office:value-type="string">
            <text:p text:style-name="P3">---------------------------------</text:p>
            <text:p text:style-name="P3">Master 1(0)-&gt; </text:p>
            <text:p text:style-name="P3">Master 2(2)-&gt; 1 4 </text:p>
            <text:p text:style-name="P3">Master 3(1)-&gt; 4 </text:p>
            <text:p text:style-name="P3">Master 4(1)-&gt; 5 </text:p>
            <text:p text:style-name="P3">Master 5(1)-&gt; 3 </text:p>
            <text:p text:style-name="P3">---------------------------------</text:p>
            <text:p text:style-name="P3">1 </text:p>
            <text:p text:style-name="P3">-------------------------------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Luxi Sans" svg:font-family="'Luxi Sans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Luxi Sans" fo:font-size="8pt" style:font-size-asian="8pt" style:font-size-complex="8pt"/>
    </style:style>
    <style:style style:name="T1" style:family="text">
      <style:text-properties style:font-name="Luxi Sans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<text:title>Trabalho Prático II - AEDS III</text:title></text:span><text:span text:style-name="T1"><text:tab/><text:tab/></text:span><text:span text:style-name="T1"><text:subject>Anexo II - Testes Realizados</text:subject></text:span></text:p>
      </style:header>
      <style:footer>
        <text:p text:style-name="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Trabalho Prático II - AEDS III</dc:title>
    <dc:subject>Anexo II - Testes Realizados</dc:subject>
    <meta:creation-date>2006-05-03T14:45:32</meta:creation-date>
    <dc:date>2006-05-03T15:29:46</dc:date>
    <dc:language>en-US</dc:language>
    <meta:editing-cycles>6</meta:editing-cycles>
    <meta:editing-duration>PT24M2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29" meta:word-count="346" meta:character-count="1610"/>
  </office:meta>
</office:document-meta>
</file>